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22D9CDD7028BD3AD.png" manifest:media-type="image/png"/>
  <manifest:file-entry manifest:full-path="Pictures/10000000000000E1000000E11CA1D94D3DFAEC53.png" manifest:media-type="image/png"/>
  <manifest:file-entry manifest:full-path="Pictures/100000000000010C000000BCEDD23821DB618666.png" manifest:media-type="image/png"/>
  <manifest:file-entry manifest:full-path="Pictures/10000000000000DC000000E51943E8FA4AA6A3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808080" draw:fill="solid" draw:fill-color="#eeeeee" draw:opacity="43%" draw:textarea-horizontal-align="justify" draw:textarea-vertical-align="middle" draw:auto-grow-height="false" fo:min-height="29.341cm" fo:min-width="46.744cm"/>
    </style:style>
    <style:style style:name="gr2" style:family="graphic" style:parent-style-name="standard">
      <style:graphic-properties svg:stroke-width="0.053cm" svg:stroke-color="#729fcf" draw:marker-start-width="0.279cm" draw:marker-end-width="0.279cm" draw:fill="solid" draw:fill-color="#ffffff" draw:opacity="100%" draw:textarea-horizontal-align="justify" draw:textarea-vertical-align="middle" draw:auto-grow-height="false" fo:min-height="2.544cm" fo:min-width="10.16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729fcf" draw:marker-start-width="0.279cm" draw:marker-end-width="0.279cm" draw:fill="solid" draw:fill-color="#ffffff" draw:opacity="100%" draw:textarea-vertical-align="middle" fo:min-height="1.339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3.945cm"/>
    </style:style>
    <style:style style:name="gr5" style:family="graphic" style:parent-style-name="standard">
      <style:graphic-properties draw:stroke="none" svg:stroke-color="#000000" draw:fill="solid" draw:fill-color="#ffffff" draw:textarea-vertical-align="middle" fo:min-height="1.423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4.6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4.10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54cm" fo:min-width="4.453cm"/>
    </style:style>
    <style:style style:name="gr9" style:family="graphic" style:parent-style-name="standard">
      <style:graphic-properties draw:stroke="none" svg:stroke-color="#000000" draw:fill="solid" draw:fill-color="#ffffff" draw:textarea-vertical-align="middle" fo:min-height="5.38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54cm" fo:min-width="5.85cm"/>
    </style:style>
    <style:style style:name="gr11" style:family="graphic" style:parent-style-name="objectwithoutfill">
      <style:graphic-properties svg:stroke-color="#b2b2b2"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4.326cm"/>
    </style:style>
    <style:style style:name="gr13" style:family="graphic" style:parent-style-name="standard" style:list-style-name="L1">
      <style:graphic-properties draw:stroke="none" svg:stroke-color="#000000" draw:fill="solid" draw:fill-color="#ffffff" draw:textarea-vertical-align="middle" fo:min-height="3.00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ffffff" draw:textarea-vertical-align="middle" fo:min-height="3.001cm"/>
      <style:paragraph-properties style:writing-mode="lr-tb"/>
    </style:style>
    <style:style style:name="gr15" style:family="graphic" style:parent-style-name="standard">
      <style:graphic-properties svg:stroke-width="0.053cm" svg:stroke-color="#729fcf" draw:marker-start-width="0.279cm" draw:marker-end-width="0.279cm" draw:fill="solid" draw:fill-color="#ffffff" draw:opacity="100%" draw:opacity-name="Transparency_20_2" draw:textarea-horizontal-align="justify" draw:textarea-vertical-align="middle" draw:auto-grow-height="false" fo:min-height="3.56cm" fo:min-width="10.29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draw:stroke="none" svg:stroke-width="0.053cm" svg:stroke-color="#729fcf" draw:marker-start-width="0.279cm" draw:marker-end-width="0.279cm" draw:fill="solid" draw:fill-color="#ffffff" draw:opacity="100%" draw:opacity-name="Transparency_20_2" draw:textarea-vertical-align="middle" fo:min-height="3.001cm"/>
      <style:paragraph-properties style:writing-mode="lr-tb"/>
    </style:style>
    <style:style style:name="gr17" style:family="graphic" style:parent-style-name="standard">
      <style:graphic-properties svg:stroke-width="0.053cm" svg:stroke-color="#729fcf" draw:marker-start-width="0.279cm" draw:marker-end-width="0.279cm" draw:fill="solid" draw:fill-color="#ffffff" draw:textarea-horizontal-align="justify" draw:textarea-vertical-align="middle" draw:auto-grow-height="false" fo:min-height="3.56cm" fo:min-width="10.295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draw:stroke="none" svg:stroke-width="0.053cm" svg:stroke-color="#729fcf" draw:marker-start-width="0.279cm" draw:marker-end-width="0.279cm" draw:fill="solid" draw:fill-color="#ffffff" draw:textarea-vertical-align="middle" fo:min-height="3.001cm"/>
      <style:paragraph-properties style:writing-mode="lr-tb"/>
    </style:style>
    <style:style style:name="gr19" style:family="graphic" style:parent-style-name="objectwithoutfill">
      <style:graphic-properties svg:stroke-color="#b2b2b2" draw:marker-start="Arrow" draw:marker-end="Arrow" draw:fill="solid" draw:textarea-vertical-align="middle"/>
    </style:style>
    <style:style style:name="gr20" style:family="graphic" style:parent-style-name="objectwithoutfill">
      <style:graphic-properties svg:stroke-color="#cccccc" draw:marker-start="Arrow" draw:marker-end="Arrow" draw:fill="solid" draw:textarea-vertical-align="middle"/>
    </style:style>
    <style:style style:name="gr21" style:family="graphic" style:parent-style-name="standard">
      <style:graphic-properties svg:stroke-color="#999999" draw:marker-start="Square" draw:marker-end="Arrow" draw:textarea-vertical-align="middle"/>
    </style:style>
    <style:style style:name="gr22" style:family="graphic" style:parent-style-name="standard">
      <style:graphic-properties draw:stroke="solid" svg:stroke-color="#999999" draw:marker-start="Square" draw:marker-end="Arrow" draw:textarea-vertical-align="middle"/>
    </style:style>
    <style:style style:name="gr23" style:family="graphic" style:parent-style-name="standard">
      <style:graphic-properties svg:stroke-color="#cccccc" draw:marker-start="Arrow" draw:marker-end="Arrow" draw:textarea-vertical-align="middle"/>
    </style:style>
    <style:style style:name="gr24" style:family="graphic" style:parent-style-name="standard">
      <style:graphic-properties svg:stroke-color="#999999" draw:marker-start="Arrow" draw:marker-end="Arrow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1.27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  <style:paragraph-properties style:writing-mode="lr-tb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10.168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1.339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2.163cm" fo:min-width="1.913cm"/>
    </style:style>
    <style:style style:name="gr33" style:family="graphic" style:parent-style-name="standard">
      <style:graphic-properties svg:stroke-width="0.035cm" svg:stroke-color="#729fcf" draw:marker-start-width="0.252cm" draw:marker-end-width="0.252cm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729fcf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solid" svg:stroke-width="0.035cm" svg:stroke-color="#729fcf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37" style:family="graphic" style:parent-style-name="standard">
      <style:graphic-properties svg:stroke-width="0.035cm" svg:stroke-color="#999999" draw:marker-start="Arrow" draw:marker-start-width="0.252cm" draw:marker-end="Square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eeeeee" draw:opacity="43%"/>
      <style:paragraph-properties fo:text-align="center"/>
    </style:style>
    <style:style style:name="P2" style:family="paragraph">
      <loext:graphic-properties draw:fill="solid" draw:fill-color="#ffffff" draw:opacity="100%"/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solid" draw:fill-color="#ffffff" draw:opacity="100%"/>
      <style:paragraph-properties fo:margin-top="0cm" fo:margin-bottom="0cm" fo:text-align="center" style:writing-mode="lr-tb"/>
      <style:text-properties style:font-name="arial1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rial1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weight="bold" style:font-weight-asian="bold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ffffff" draw:opacity="100%" draw:opacity-name="Transparency_20_2"/>
      <style:paragraph-properties fo:text-align="center"/>
    </style:style>
    <style:style style:name="P12" style:family="paragraph">
      <loext:graphic-properties draw:fill="solid" draw:fill-color="#ffffff" draw:opacity="100%" draw:opacity-name="Transparency_20_2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weight="bold" style:font-weight-asian="bold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arial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7.244cm" svg:height="29.591cm" svg:x="6.985cm" svg:y="1.397cm">
          <text:p/>
          <draw:enhanced-geometry svg:viewBox="0 0 21600 21600" draw:type="rectangle" draw:enhanced-path="M 0 0 L 21600 0 21600 21600 0 21600 0 0 Z N"/>
        </draw:custom-shape>
        <draw:g xml:id="id8" draw:id="id8">
          <draw:custom-shape draw:style-name="gr2" draw:text-style-name="P2" draw:layer="layout" svg:width="10.668cm" svg:height="2.794cm" svg:x="25.3cm" svg:y="26.9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5.628cm" svg:height="1.589cm" svg:x="28.138cm" svg:y="27.976cm">
            <draw:text-box>
              <text:p text:style-name="P3"><text:span text:style-name="T1">Oz-Finance API</text:span></text:p>
              <text:p text:style-name="P3"><text:span text:style-name="T2">ozf_fpm</text:span></text:p>
            </draw:text-box>
          </draw:frame>
        </draw:g>
        <draw:g>
          <draw:custom-shape draw:style-name="gr4" draw:text-style-name="P5" draw:layer="layout" svg:width="4.445cm" svg:height="2.794cm" svg:x="37.496cm" svg:y="2.5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4.104cm" svg:height="1.673cm" svg:x="37.642cm" svg:y="3.128cm">
            <draw:text-box>
              <text:p text:style-name="P6"><text:span text:style-name="T1">Production</text:span></text:p>
            </draw:text-box>
          </draw:frame>
        </draw:g>
        <draw:g>
          <draw:custom-shape draw:style-name="gr4" draw:text-style-name="P5" draw:layer="layout" svg:width="4.445cm" svg:height="2.794cm" svg:x="42.509cm" svg:y="2.5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4.104cm" svg:height="1.673cm" svg:x="42.655cm" svg:y="3.089cm">
            <draw:text-box>
              <text:p text:style-name="P6"><text:span text:style-name="T1">Staging</text:span></text:p>
            </draw:text-box>
          </draw:frame>
        </draw:g>
        <draw:g>
          <draw:custom-shape draw:style-name="gr6" draw:text-style-name="P5" draw:layer="layout" svg:width="5.1cm" svg:height="2.794cm" svg:x="47.509cm" svg:y="2.5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4.708cm" svg:height="1.673cm" svg:x="47.677cm" svg:y="3.089cm">
            <draw:text-box>
              <text:p text:style-name="P6"><text:span text:style-name="T1">Developmen</text:span><text:span text:style-name="T1">t</text:span></text:p>
            </draw:text-box>
          </draw:frame>
        </draw:g>
        <draw:g>
          <draw:custom-shape draw:style-name="gr7" draw:text-style-name="P5" draw:layer="layout" svg:width="14.605cm" svg:height="2.794cm" svg:x="9.017cm" svg:y="2.66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13.484cm" svg:height="1.673cm" svg:x="9.497cm" svg:y="3.255cm">
            <draw:text-box>
              <text:p text:style-name="P6"><text:span text:style-name="T1">Testing</text:span></text:p>
            </draw:text-box>
          </draw:frame>
        </draw:g>
        <draw:g xml:id="id6" draw:id="id6">
          <draw:custom-shape draw:style-name="gr8" draw:text-style-name="P5" draw:layer="layout" svg:width="4.953cm" svg:height="6.604cm" svg:x="18.458cm" svg:y="6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9" draw:layer="layout" svg:width="3.937cm" svg:height="5.635cm" svg:x="18.966cm" svg:y="7.273cm">
            <draw:text-box>
              <text:p text:style-name="P8"><text:span text:style-name="T1">MySQL 8</text:span></text:p>
              <text:p text:style-name="P8"><text:span text:style-name="T3">ozf_mysql_phpunit</text:span></text:p>
            </draw:text-box>
          </draw:frame>
        </draw:g>
        <draw:g xml:id="id1" draw:id="id1">
          <draw:custom-shape draw:style-name="gr8" draw:text-style-name="P5" draw:layer="layout" svg:width="4.953cm" svg:height="6.604cm" svg:x="38.238cm" svg:y="6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7" draw:layer="layout" svg:width="3.937cm" svg:height="5.635cm" svg:x="38.746cm" svg:y="7.275cm">
            <draw:text-box>
              <text:p text:style-name="P6"><text:span text:style-name="T1">MySQL 8</text:span></text:p>
              <text:p text:style-name="P6"><text:span text:style-name="T3">ozf_mysql</text:span></text:p>
            </draw:text-box>
          </draw:frame>
        </draw:g>
        <draw:g xml:id="id2" draw:id="id2">
          <draw:custom-shape draw:style-name="gr10" draw:text-style-name="P5" draw:layer="layout" svg:width="6.35cm" svg:height="6.604cm" svg:x="46.231cm" svg:y="6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7" draw:layer="layout" svg:width="5.048cm" svg:height="5.635cm" svg:x="46.882cm" svg:y="7.319cm">
            <draw:text-box>
              <text:p text:style-name="P6"><text:span text:style-name="T1">Elastic Search 6.8.6</text:span></text:p>
              <text:p text:style-name="P6"><text:span text:style-name="T3">ozf_elasticsearch</text:span></text:p>
            </draw:text-box>
          </draw:frame>
        </draw:g>
        <draw:connector draw:style-name="gr11" draw:text-style-name="P10" draw:layer="layout" draw:type="line" svg:x1="43.191cm" svg:y1="9.989cm" svg:x2="46.231cm" svg:y2="10.033cm" draw:start-shape="id1" draw:start-glue-point="1" draw:end-shape="id2" draw:end-glue-point="3" svg:d="M43191 9989l3040 44" svg:viewBox="0 0 3041 45">
          <text:p/>
        </draw:connector>
        <draw:g xml:id="id3" draw:id="id3">
          <draw:custom-shape draw:style-name="gr12" draw:text-style-name="P5" draw:layer="layout" svg:width="4.826cm" svg:height="3.81cm" svg:x="21.844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3.834cm" svg:height="3.251cm" svg:x="22.34cm" svg:y="14.563cm">
            <draw:text-box>
              <text:p text:style-name="P8"><text:span text:style-name="T1">Redis</text:span></text:p>
              <text:p text:style-name="P8"><text:span text:style-name="T3">ozf_redis_phpunit</text:span></text:p>
            </draw:text-box>
          </draw:frame>
        </draw:g>
        <draw:g xml:id="id5" draw:id="id5">
          <draw:custom-shape draw:style-name="gr12" draw:text-style-name="P5" draw:layer="layout" svg:width="4.826cm" svg:height="3.81cm" svg:x="35.052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draw:layer="layout" svg:width="3.834cm" svg:height="3.251cm" svg:x="35.548cm" svg:y="14.563cm">
            <draw:text-box>
              <text:p text:style-name="P8"><text:span text:style-name="T1">Redis</text:span></text:p>
              <text:p text:style-name="P8"><text:span text:style-name="T3">ozf_redis</text:span></text:p>
            </draw:text-box>
          </draw:frame>
        </draw:g>
        <draw:g xml:id="id4" draw:id="id4">
          <draw:custom-shape draw:style-name="gr15" draw:text-style-name="P11" draw:layer="layout" svg:width="10.795cm" svg:height="3.81cm" svg:x="25.273cm" svg:y="8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2" draw:layer="layout" svg:width="8.577cm" svg:height="3.251cm" svg:x="26.382cm" svg:y="8.429cm">
            <draw:text-box>
              <text:p text:style-name="P8"><text:span text:style-name="T1">Php-Fpm 7.4</text:span></text:p>
              <text:p text:style-name="P8"><text:span text:style-name="T3">ozf_fpm</text:span></text:p>
            </draw:text-box>
          </draw:frame>
        </draw:g>
        <draw:g xml:id="id7" draw:id="id7">
          <draw:custom-shape draw:style-name="gr17" draw:text-style-name="P5" draw:layer="layout" svg:width="10.795cm" svg:height="3.81cm" svg:x="25.273cm" svg:y="19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9" draw:layer="layout" svg:width="8.577cm" svg:height="3.251cm" svg:x="26.382cm" svg:y="20.278cm">
            <draw:text-box>
              <text:p text:style-name="P8"><text:span text:style-name="T4">Nginx </text:span></text:p>
              <text:p text:style-name="P8"><text:span text:style-name="T2">ozf_nginx</text:span></text:p>
            </draw:text-box>
          </draw:frame>
        </draw:g>
        <draw:connector draw:style-name="gr19" draw:text-style-name="P10" draw:layer="layout" svg:x1="26.67cm" svg:y1="16.129cm" svg:x2="30.67cm" svg:y2="11.9cm" draw:start-shape="id3" draw:start-glue-point="1" draw:end-shape="id4" draw:end-glue-point="2" svg:d="M26670 16129h4000v-4229" svg:viewBox="0 0 4001 4230">
          <text:p/>
        </draw:connector>
        <draw:connector draw:style-name="gr19" draw:text-style-name="P10" draw:layer="layout" svg:x1="30.67cm" svg:y1="11.9cm" svg:x2="35.052cm" svg:y2="16.129cm" draw:start-shape="id4" draw:start-glue-point="2" draw:end-shape="id5" draw:end-glue-point="3" svg:d="M30670 11900v4229h4382" svg:viewBox="0 0 4383 4230">
          <text:p/>
        </draw:connector>
        <draw:connector draw:style-name="gr19" draw:text-style-name="P10" draw:layer="layout" draw:type="lines" svg:x1="23.411cm" svg:y1="9.987cm" svg:x2="25.273cm" svg:y2="9.995cm" draw:start-shape="id6" draw:start-glue-point="1" draw:end-shape="id4" draw:end-glue-point="3" svg:d="M23411 9987h500l834 8h528" svg:viewBox="0 0 1863 9">
          <text:p/>
        </draw:connector>
        <draw:connector draw:style-name="gr19" draw:text-style-name="P10" draw:layer="layout" draw:type="lines" svg:x1="36.068cm" svg:y1="9.995cm" svg:x2="38.238cm" svg:y2="9.989cm" draw:start-shape="id4" draw:start-glue-point="1" draw:end-shape="id1" draw:end-glue-point="3" svg:d="M36068 9995h526l1142-6h502" svg:viewBox="0 0 2171 7">
          <text:p/>
        </draw:connector>
        <draw:connector draw:style-name="gr20" draw:text-style-name="P10" draw:layer="layout" draw:type="lines" svg:x1="30.67cm" svg:y1="11.9cm" svg:x2="30.67cm" svg:y2="19.939cm" draw:start-shape="id4" draw:start-glue-point="2" draw:end-shape="id7" draw:end-glue-point="0" svg:d="M30670 11900v527 6985 527" svg:viewBox="0 0 1 8040">
          <text:p/>
        </draw:connector>
        <draw:connector draw:style-name="gr21" draw:text-style-name="P6" draw:layer="layout" svg:x1="25.3cm" svg:y1="28.343cm" svg:x2="24.257cm" svg:y2="18.034cm" draw:start-shape="id8" draw:start-glue-point="3" draw:end-shape="id3" draw:end-glue-point="2" svg:d="M25300 28343h-1043v-10309" svg:viewBox="0 0 1044 10310">
          <text:p/>
        </draw:connector>
        <draw:connector draw:style-name="gr22" draw:text-style-name="P6" draw:layer="layout" svg:x1="35.968cm" svg:y1="28.343cm" svg:x2="37.465cm" svg:y2="18.034cm" draw:start-shape="id8" draw:start-glue-point="1" draw:end-shape="id5" draw:end-glue-point="2" svg:d="M35968 28343h1497v-10309" svg:viewBox="0 0 1498 10310">
          <text:p/>
        </draw:connector>
        <draw:connector draw:style-name="gr21" draw:text-style-name="P13" draw:layer="layout" svg:x1="35.968cm" svg:y1="28.343cm" svg:x2="49.406cm" svg:y2="13.335cm" draw:start-shape="id8" draw:start-glue-point="1" draw:end-shape="id2" draw:end-glue-point="2" svg:d="M35968 28343h13438v-15008" svg:viewBox="0 0 13439 15009">
          <text:p/>
        </draw:connector>
        <draw:connector draw:style-name="gr21" draw:text-style-name="P6" draw:layer="layout" svg:x1="25.3cm" svg:y1="28.343cm" svg:x2="20.934cm" svg:y2="13.289cm" draw:start-shape="id8" draw:start-glue-point="3" draw:end-shape="id6" draw:end-glue-point="2" svg:d="M25300 28343h-4366v-15054" svg:viewBox="0 0 4367 15055">
          <text:p/>
        </draw:connector>
        <draw:g xml:id="id9" draw:id="id9">
          <draw:custom-shape draw:style-name="gr10" draw:text-style-name="P5" draw:layer="layout" svg:width="6.35cm" svg:height="6.604cm" svg:x="9.063cm" svg:y="6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7" draw:layer="layout" svg:width="5.048cm" svg:height="5.635cm" svg:x="9.714cm" svg:y="7.319cm">
            <draw:text-box>
              <text:p text:style-name="P6"><text:span text:style-name="T1">Elastic Search 6.8.6</text:span></text:p>
              <text:p text:style-name="P6"><text:span text:style-name="T3">ozf_elasticsearch_phpunit</text:span></text:p>
            </draw:text-box>
          </draw:frame>
        </draw:g>
        <draw:connector draw:style-name="gr23" draw:text-style-name="P6" draw:layer="layout" draw:type="line" svg:x1="15.413cm" svg:y1="10.033cm" svg:x2="18.458cm" svg:y2="9.987cm" draw:start-shape="id9" draw:start-glue-point="1" draw:end-shape="id6" draw:end-glue-point="3" svg:d="M15413 10033l3045-46" svg:viewBox="0 0 3046 47">
          <text:p/>
        </draw:connector>
        <draw:connector draw:style-name="gr21" draw:text-style-name="P6" draw:layer="layout" svg:x1="25.3cm" svg:y1="28.343cm" svg:x2="12.238cm" svg:y2="13.335cm" draw:start-shape="id8" draw:start-glue-point="3" draw:end-shape="id9" draw:end-glue-point="2" svg:d="M25300 28343h-13062v-15008" svg:viewBox="0 0 13063 15009">
          <text:p/>
        </draw:connector>
        <draw:connector draw:style-name="gr24" draw:text-style-name="P6" draw:layer="layout" draw:type="line" svg:x1="30.634cm" svg:y1="26.946cm" svg:x2="30.67cm" svg:y2="23.749cm" draw:start-shape="id8" draw:start-glue-point="0" draw:end-shape="id7" draw:end-glue-point="2" svg:d="M30634 26946l36-3197" svg:viewBox="0 0 37 3198">
          <text:p/>
        </draw:connector>
        <draw:frame draw:style-name="gr25" draw:text-style-name="P14" draw:layer="layout" svg:width="4.445cm" svg:height="1.527cm" svg:x="47.144cm" svg:y="20.955cm">
          <draw:text-box>
            <text:p text:style-name="P6"><text:span text:style-name="T1">9200 : 9200</text:span></text:p>
          </draw:text-box>
        </draw:frame>
        <draw:frame draw:style-name="gr25" draw:text-style-name="P14" draw:layer="layout" svg:width="4.445cm" svg:height="1.527cm" svg:x="38.589cm" svg:y="18.288cm">
          <draw:text-box>
            <text:p text:style-name="P6"><text:span text:style-name="T1">3306 : 3306</text:span></text:p>
          </draw:text-box>
        </draw:frame>
        <draw:connector draw:style-name="gr22" draw:text-style-name="P6" draw:layer="layout" svg:x1="35.968cm" svg:y1="28.343cm" svg:x2="40.714cm" svg:y2="13.291cm" draw:start-shape="id8" draw:start-glue-point="1" draw:end-shape="id1" draw:end-glue-point="2" svg:d="M35968 28343h4746v-15052" svg:viewBox="0 0 4747 15053">
          <text:p/>
        </draw:connector>
        <draw:frame draw:style-name="gr25" draw:text-style-name="P14" draw:layer="layout" svg:width="4.445cm" svg:height="1.527cm" svg:x="18.696cm" svg:y="21.587cm">
          <draw:text-box>
            <text:p text:style-name="P6"><text:span text:style-name="T1">3307 : 3306</text:span></text:p>
          </draw:text-box>
        </draw:frame>
        <draw:frame draw:style-name="gr26" draw:text-style-name="P15" draw:layer="layout" svg:width="1.606cm" svg:height="1.651cm" svg:x="25.826cm" svg:y="27.559cm">
          <draw:image xlink:href="Pictures/10000000000000DC000000E51943E8FA4AA6A364.png" xlink:type="simple" xlink:show="embed" xlink:actuate="onLoad" loext:mime-type="image/png">
            <text:p/>
          </draw:image>
        </draw:frame>
        <draw:frame draw:style-name="gr27" draw:text-style-name="P15" draw:layer="layout" svg:width="1.225cm" svg:height="0.888cm" svg:x="30.017cm" svg:y="20.321cm">
          <draw:image xlink:href="Pictures/100000000000010C000000BCEDD23821DB618666.png" xlink:type="simple" xlink:show="embed" xlink:actuate="onLoad" loext:mime-type="image/png">
            <text:p/>
          </draw:image>
        </draw:frame>
        <draw:frame draw:style-name="gr28" draw:text-style-name="P16" draw:layer="layout" svg:width="1.225cm" svg:height="0.888cm" svg:x="36.857cm" svg:y="14.478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frame draw:style-name="gr28" draw:text-style-name="P16" draw:layer="layout" svg:width="1.225cm" svg:height="0.888cm" svg:x="40.132cm" svg:y="8.255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frame draw:style-name="gr28" draw:text-style-name="P16" draw:layer="layout" svg:width="1.225cm" svg:height="0.888cm" svg:x="48.768cm" svg:y="7.875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frame draw:style-name="gr28" draw:text-style-name="P16" draw:layer="layout" svg:width="1.225cm" svg:height="0.888cm" svg:x="30.144cm" svg:y="8.382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frame draw:style-name="gr28" draw:text-style-name="P16" draw:layer="layout" svg:width="1.225cm" svg:height="0.888cm" svg:x="23.749cm" svg:y="14.352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frame draw:style-name="gr28" draw:text-style-name="P16" draw:layer="layout" svg:width="1.225cm" svg:height="0.888cm" svg:x="20.32cm" svg:y="7.874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frame draw:style-name="gr28" draw:text-style-name="P16" draw:layer="layout" svg:width="1.225cm" svg:height="0.888cm" svg:x="11.684cm" svg:y="7.748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frame draw:style-name="gr28" draw:text-style-name="P16" draw:layer="layout" svg:width="1.225cm" svg:height="0.888cm" svg:x="30.226cm" svg:y="27.178cm">
          <draw:image xlink:href="Pictures/100000000000010C000000BCEDD23821DB618666.png" xlink:type="simple" xlink:show="embed" xlink:actuate="onLoad" loext:mime-type="image/png">
            <text:p text:style-name="P6"><text:s/></text:p>
          </draw:image>
        </draw:frame>
        <draw:g xml:id="id12" draw:id="id12">
          <draw:g>
            <draw:custom-shape draw:style-name="gr29" draw:text-style-name="P15" draw:layer="layout" svg:width="10.668cm" svg:height="2.794cm" svg:x="6.604cm" svg:y="32.89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17" draw:layer="layout" svg:width="5.628cm" svg:height="1.589cm" svg:x="9.442cm" svg:y="33.523cm">
              <draw:text-box>
                <text:p text:style-name="P6"><text:span text:style-name="T1">Oz-Finance </text:span><text:span text:style-name="T1">UI</text:span></text:p>
                <text:p text:style-name="P6"><text:span text:style-name="T2">4200</text:span></text:p>
              </draw:text-box>
            </draw:frame>
          </draw:g>
          <draw:frame draw:style-name="gr31" draw:text-style-name="P15" draw:layer="layout" svg:width="1.975cm" svg:height="2.144cm" svg:x="6.888cm" svg:y="33.162cm">
            <draw:image xlink:href="Pictures/10000000000000E1000000E11CA1D94D3DFAEC53.png" xlink:type="simple" xlink:show="embed" xlink:actuate="onLoad" loext:mime-type="image/png">
              <text:p/>
            </draw:image>
          </draw:frame>
        </draw:g>
        <draw:custom-shape draw:style-name="gr32" draw:text-style-name="P5" xml:id="id10" draw:id="id10" draw:layer="layout" svg:width="2.413cm" svg:height="2.413cm" svg:x="41.91cm" svg:y="29.845cm">
          <text:p/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43.116cm" svg:y1="29.845cm" svg:x2="36.068cm" svg:y2="21.844cm" draw:start-shape="id10" draw:start-glue-point="0" draw:end-shape="id7" draw:end-glue-point="1" svg:d="M43116 29845v-8001h-7048" svg:viewBox="0 0 7049 8002">
          <text:p/>
        </draw:connector>
        <draw:frame draw:style-name="gr26" draw:text-style-name="P15" xml:id="id11" draw:id="id11" draw:layer="layout" svg:width="4.762cm" svg:height="4.762cm" svg:x="28.675cm" svg:y="31.877cm">
          <draw:image xlink:href="Pictures/10000000000000E1000000E122D9CDD7028BD3AD.png" xlink:type="simple" xlink:show="embed" xlink:actuate="onLoad" loext:mime-type="image/png">
            <text:p/>
          </draw:image>
        </draw:frame>
        <draw:connector draw:style-name="gr34" draw:text-style-name="P6" draw:layer="layout" draw:type="line" svg:x1="28.675cm" svg:y1="34.258cm" svg:x2="17.272cm" svg:y2="34.29cm" draw:start-shape="id11" draw:start-glue-point="3" draw:end-shape="id12" draw:end-glue-point="1" svg:d="M28675 34258l-11403 32" svg:viewBox="0 0 11404 33">
          <text:p/>
        </draw:connector>
        <draw:connector draw:style-name="gr35" draw:text-style-name="P6" draw:layer="layout" svg:x1="33.437cm" svg:y1="34.258cm" svg:x2="43.116cm" svg:y2="32.258cm" draw:start-shape="id11" draw:start-glue-point="1" draw:end-shape="id10" draw:end-glue-point="2" svg:d="M33437 34258h9679v-2000" svg:viewBox="0 0 9680 2001">
          <text:p/>
        </draw:connector>
        <draw:frame draw:style-name="gr36" draw:text-style-name="P14" draw:layer="layout" svg:width="7.112cm" svg:height="1.673cm" svg:x="27.424cm" svg:y="34.925cm">
          <draw:text-box>
            <text:p text:style-name="P6"><text:span text:style-name="T1">Localhost</text:span></text:p>
          </draw:text-box>
        </draw:frame>
        <draw:frame draw:style-name="gr36" draw:text-style-name="P14" xml:id="id13" draw:id="id13" draw:layer="layout" svg:width="7.112cm" svg:height="1.673cm" svg:x="44.831cm" svg:y="33.274cm">
          <draw:text-box>
            <text:p text:style-name="P6"><text:span text:style-name="T1">8080</text:span></text:p>
          </draw:text-box>
        </draw:frame>
        <draw:connector draw:style-name="gr37" draw:text-style-name="P6" draw:layer="layout" svg:x1="44.323cm" svg:y1="31.051cm" svg:x2="48.387cm" svg:y2="33.274cm" draw:start-shape="id10" draw:start-glue-point="1" draw:end-shape="id13" draw:end-glue-point="0" svg:d="M44323 31051h4064v2223" svg:viewBox="0 0 4065 22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Square" svg:viewBox="0 0 10 10" svg:d="M0 0h10v10h-1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3.5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5T13:57:27.497766643</meta:creation-date>
    <dc:date>2024-01-17T13:13:03.010716197</dc:date>
    <meta:editing-duration>PT1H10M12S</meta:editing-duration>
    <meta:editing-cycles>4</meta:editing-cycles>
    <meta:generator>LibreOffice/6.4.7.2$Linux_X86_64 LibreOffice_project/40$Build-2</meta:generator>
    <meta:document-statistic meta:object-count="80"/>
  </office:meta>
</office:document-meta>
</file>